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2" style:family="table-row">
      <style:table-row-properties style:min-row-height="1.85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4*"/>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fc1d8" officeooo:paragraph-rsid="001fc1d8"/>
    </style:style>
    <style:style style:name="P2" style:family="paragraph" style:parent-style-name="Table_20_Contents">
      <style:text-properties style:font-name="Liberation Serif" fo:font-size="12pt" officeooo:rsid="00227fc1" officeooo:paragraph-rsid="00227fc1" style:font-size-asian="12pt" style:font-size-complex="12pt"/>
    </style:style>
    <style:style style:name="P3" style:family="paragraph" style:parent-style-name="Table_20_Contents">
      <style:paragraph-properties fo:text-align="center" style:justify-single-word="false"/>
      <style:text-properties style:font-name="Liberation Serif" fo:font-size="12pt" officeooo:rsid="00227fc1" officeooo:paragraph-rsid="00227fc1" style:font-size-asian="12pt" style:font-size-complex="12pt"/>
    </style:style>
    <style:style style:name="P4" style:family="paragraph" style:parent-style-name="Standard">
      <loext:graphic-properties draw:fill="solid" draw:fill-color="#1e1f22"/>
      <style:paragraph-properties fo:background-color="#1e1f22" fo:padding="0in" fo:border="none" style:shadow="none"/>
    </style:style>
    <style:style style:name="P5" style:family="paragraph" style:parent-style-name="Standard">
      <style:text-properties style:font-name="Liberation Serif" fo:font-size="12pt" style:font-size-asian="12pt" style:font-size-complex="12pt"/>
    </style:style>
    <style:style style:name="P6" style:family="paragraph" style:parent-style-name="Table_20_Contents">
      <style:text-properties style:font-name="Liberation Serif" fo:font-size="12pt" officeooo:rsid="0024a5be" officeooo:paragraph-rsid="0024a5be" style:font-size-asian="12pt" style:font-size-complex="12pt"/>
    </style:style>
    <style:style style:name="P7" style:family="paragraph" style:parent-style-name="Text_20_body">
      <style:text-properties fo:color="#000000" loext:opacity="100%" style:font-name="Liberation Serif" fo:font-size="12pt" fo:font-style="normal" fo:font-weight="normal" officeooo:rsid="001fc1d8" officeooo:paragraph-rsid="001fc1d8" style:font-size-asian="12pt" style:font-style-asian="normal" style:font-weight-asian="normal" style:font-size-complex="12pt"/>
    </style:style>
    <style:style style:name="P8" style:family="paragraph" style:parent-style-name="Table_20_Contents">
      <style:text-properties style:font-name="Liberation Serif" fo:font-size="12pt" officeooo:rsid="0024216c" officeooo:paragraph-rsid="0024216c" style:font-size-asian="12pt" style:font-size-complex="12pt"/>
    </style:style>
    <style:style style:name="P9" style:family="paragraph" style:parent-style-name="Text_20_body">
      <style:text-properties officeooo:paragraph-rsid="001fc1d8"/>
    </style:style>
    <style:style style:name="P10" style:family="paragraph" style:parent-style-name="Table_20_Contents">
      <style:paragraph-properties fo:text-align="center" style:justify-single-word="false"/>
      <style:text-properties style:font-name="Liberation Serif" fo:font-size="12pt" officeooo:rsid="0024a5be" officeooo:paragraph-rsid="0024a5be" style:font-size-asian="12pt" style:font-size-complex="12pt"/>
    </style:style>
    <style:style style:name="P1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52fc0" style:font-size-asian="10pt" style:font-style-asian="normal" style:font-weight-asian="normal" style:font-size-complex="12pt"/>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Table_20_Contents">
      <style:paragraph-properties fo:text-align="center" style:justify-single-word="false"/>
      <style:text-properties style:font-name="Liberation Serif" fo:font-size="12pt" officeooo:rsid="00252fc0" officeooo:paragraph-rsid="00252fc0" style:font-size-asian="12pt" style:font-size-complex="12pt"/>
    </style:style>
    <style:style style:name="P14" style:family="paragraph" style:parent-style-name="Standard">
      <style:text-properties officeooo:rsid="001fc1d8" officeooo:paragraph-rsid="001fc1d8"/>
    </style:style>
    <style:style style:name="T1" style:family="text">
      <style:text-properties fo:font-weight="bold" style:font-weight-asian="bold" style:font-weight-complex="bold"/>
    </style:style>
    <style:style style:name="T2" style:family="text">
      <style:text-properties fo:color="#000000" loext:opacity="100%" style:font-name="Liberation Serif" fo:font-size="12pt" fo:font-style="normal" fo:font-weight="normal" style:font-size-asian="12pt" style:font-style-asian="normal" style:font-weight-asian="normal" style:font-size-complex="12pt"/>
    </style:style>
    <style:style style:name="T3" style:family="text">
      <style:text-properties fo:color="#7a7e85" loext:opacity="100%" style:font-name="JetBrains Mono" fo:font-size="10pt" fo:font-style="normal" fo:font-weight="normal" style:font-size-asian="10pt" style:font-style-asian="normal" style:font-weight-asian="normal"/>
    </style:style>
    <style:style style:name="T4" style:family="text">
      <style:text-properties fo:color="#597cc2" loext:opacity="100%" style:font-name="JetBrains Mono" fo:font-size="10pt" fo:font-style="normal" fo:font-weight="normal" style:font-size-asian="10pt" style:font-style-asian="normal" style:font-weight-asian="normal"/>
    </style:style>
    <style:style style:name="T5" style:family="text">
      <style:text-properties fo:color="#d9af6c" loext:opacity="100%" style:font-name="JetBrains Mono" fo:font-size="10pt" fo:font-style="normal" fo:font-weight="normal" style:font-size-asian="10pt" style:font-style-asian="normal" style:font-weight-asian="normal"/>
    </style:style>
    <style:style style:name="T6" style:family="text">
      <style:text-properties fo:color="#bcbec4" loext:opacity="100%" style:font-name="JetBrains Mono" fo:font-size="10pt" fo:font-style="normal" fo:font-weight="normal" style:font-size-asian="10pt" style:font-style-asian="normal" style:font-weight-asian="normal"/>
    </style:style>
    <style:style style:name="T7" style:family="text">
      <style:text-properties fo:color="#66a6ff"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font-weight="bold" officeooo:rsid="001fc1d8" style:font-weight-asian="bold" style:font-weight-complex="bold"/>
    </style:style>
    <style:style style:name="T10" style:family="text">
      <style:text-properties fo:color="#000000" loext:opacity="100%" style:font-name="Liberation Serif" fo:font-size="12pt" fo:font-style="normal" fo:font-weight="bold" officeooo:rsid="001fc1d8" style:font-size-asian="12pt" style:font-style-asian="normal" style:font-weight-asian="bold" style:font-size-complex="12pt" style:font-weight-complex="bold"/>
    </style:style>
    <style:style style:name="T11" style:family="text">
      <style:text-properties fo:color="#000000" loext:opacity="100%" style:font-name="Liberation Serif" fo:font-size="12pt" fo:font-style="normal" fo:font-weight="normal" officeooo:rsid="001fc1d8" style:font-size-asian="12pt" style:font-style-asian="normal" style:font-weight-asian="normal" style:font-size-complex="12pt"/>
    </style:style>
    <style:style style:name="T12" style:family="text">
      <style:text-properties fo:color="#828eba" loext:opacity="100%" style:font-name="JetBrains Mono" fo:font-size="10pt" fo:font-style="normal" fo:font-weight="bold" style:font-size-asian="10pt" style:font-style-asian="normal" style:font-weight-asian="bold"/>
    </style:style>
    <style:style style:name="T13" style:family="text">
      <style:text-properties fo:color="#94907f" loext:opacity="100%" style:font-name="JetBrains Mono" fo:font-size="10pt" fo:font-style="normal" fo:font-weight="bold" style:font-size-asian="10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cursion Assignment</text:p>
      <text:p text:style-name="Text_20_body"/>
      <text:p text:style-name="P1"><text:span text:style-name="T1">Question 1:</text:span> <text:span text:style-name="T2">Describe a recursive algorithm for finding the maximum element in an array, A, of n elements. What is your running time?</text:span></text:p>
      <table:table table:name="Table1" table:style-name="Table1">
        <table:table-column table:style-name="Table1.A" table:number-columns-repeated="2"/>
        <table:table-row>
          <table:table-cell table:style-name="Table1.A1" office:value-type="string">
            <text:p text:style-name="P2">findMax()</text:p>
          </table:table-cell>
          <table:table-cell table:style-name="Table1.B1" office:value-type="string">
            <text:p text:style-name="P3">Explanation</text:p>
          </table:table-cell>
        </table:table-row>
        <table:table-row>
          <table:table-cell table:style-name="Table1.A2" office:value-type="string">
            <text:p text:style-name="P4" loext:marker-style-name="T3"><text:span text:style-name="T4">public static int </text:span><text:span text:style-name="T5">findMax</text:span><text:span text:style-name="T6">(</text:span><text:span text:style-name="T4">int</text:span><text:span text:style-name="T6">[] a, </text:span><text:span text:style-name="T4">int </text:span><text:span text:style-name="T6">low, </text:span><text:span text:style-name="T4">int </text:span><text:span text:style-name="T6">high)<text:line-break/>{<text:line-break/> <text:s text:c="3"/></text:span><text:span text:style-name="T4">if</text:span><text:span text:style-name="T6">(low == high)<text:line-break/> <text:s text:c="3"/>{<text:line-break/> <text:s text:c="7"/></text:span><text:span text:style-name="T4">return </text:span><text:span text:style-name="T6">a[low];<text:line-break/> <text:s text:c="3"/>}<text:line-break/> <text:s text:c="3"/></text:span><text:span text:style-name="T4">int </text:span><text:span text:style-name="T6">mid = (low + high) /</text:span><text:span text:style-name="T7">2</text:span><text:span text:style-name="T6">;<text:line-break/><text:line-break/> <text:s text:c="3"/></text:span><text:span text:style-name="T4">int </text:span><text:span text:style-name="T6">leftMax = </text:span><text:span text:style-name="T8">findMax</text:span><text:span text:style-name="T6">(a, low, mid);<text:line-break/> <text:s text:c="3"/></text:span><text:span text:style-name="T4">int </text:span><text:span text:style-name="T6">rightMax = </text:span><text:span text:style-name="T8">findMax</text:span><text:span text:style-name="T6">(a, mid + </text:span><text:span text:style-name="T7">1</text:span><text:span text:style-name="T6">, high);<text:line-break/><text:line-break/> <text:s text:c="3"/></text:span><text:span text:style-name="T4">return </text:span><text:span text:style-name="T6">Math.</text:span><text:span text:style-name="T8">max</text:span><text:span text:style-name="T6">(leftMax, rightMax);<text:line-break/>}</text:span><text:span text:style-name="T3">// end findMax</text:span></text:p>
            <text:p text:style-name="P5"/>
          </table:table-cell>
          <table:table-cell table:style-name="Table1.B2" office:value-type="string">
            <text:p text:style-name="P6">My running time on the recursive algorithm, findMax() is O(n). We have two recursive calls that compare the values from left to right and finally sort out which is value is the max. Such that, leftMax &gt; rightMax <text:s/>or leftMax &lt; rightmax and so on. </text:p>
          </table:table-cell>
        </table:table-row>
      </table:table>
      <text:p text:style-name="P7"/>
      <text:p text:style-name="P7"><text:span text:style-name="T1">Question 2:</text:span> <text:s/>Explain how to modify the recursive binary search algorithm so that it returns the index of the target as -1 (if target not found).</text:p>
      <table:table table:name="Table2" table:style-name="Table2">
        <table:table-column table:style-name="Table2.A" table:number-columns-repeated="2"/>
        <table:table-row>
          <table:table-cell table:style-name="Table2.A1" office:value-type="string">
            <text:p text:style-name="P2">binarySearch()</text:p>
          </table:table-cell>
          <table:table-cell table:style-name="Table2.B1" office:value-type="string">
            <text:p text:style-name="P3">Explanation</text:p>
          </table:table-cell>
        </table:table-row>
        <table:table-row>
          <table:table-cell table:style-name="Table2.A2" office:value-type="string">
            <text:p text:style-name="P4" loext:marker-style-name="T3"><text:span text:style-name="T4">public static int </text:span><text:span text:style-name="T5">binarySearch</text:span><text:span text:style-name="T6">(</text:span><text:span text:style-name="T4">int</text:span><text:span text:style-name="T6">[] data, </text:span><text:span text:style-name="T4">int </text:span><text:span text:style-name="T6">target, </text:span><text:span text:style-name="T4">int </text:span><text:span text:style-name="T6">low, </text:span><text:span text:style-name="T4">int </text:span><text:span text:style-name="T6">high)<text:line-break/>{<text:line-break/> <text:s text:c="3"/></text:span><text:span text:style-name="T4">if</text:span><text:span text:style-name="T6">(low &gt; high)<text:line-break/> <text:s text:c="7"/></text:span><text:span text:style-name="T4">return </text:span><text:span text:style-name="T6">-</text:span><text:span text:style-name="T7">1</text:span><text:span text:style-name="T6">;<text:line-break/> <text:s text:c="3"/></text:span><text:span text:style-name="T4">else </text:span><text:span text:style-name="T6">{<text:line-break/> <text:s text:c="7"/></text:span><text:span text:style-name="T4">int </text:span><text:span text:style-name="T6">mid = (low + high) / </text:span><text:span text:style-name="T7">2</text:span><text:span text:style-name="T6">;<text:line-break/> <text:s text:c="7"/></text:span><text:span text:style-name="T4">if</text:span><text:span text:style-name="T6">(target == data[mid])<text:line-break/> <text:s text:c="11"/></text:span><text:span text:style-name="T4">return </text:span><text:span text:style-name="T6">mid;<text:line-break/> <text:s text:c="7"/></text:span><text:span text:style-name="T4">else if</text:span><text:span text:style-name="T6">(target &lt; data[mid])<text:line-break/> <text:s text:c="11"/></text:span><text:span text:style-name="T4">return </text:span><text:span text:style-name="T8">binarySearch</text:span><text:span text:style-name="T6">(data, target, low, mid - </text:span><text:span text:style-name="T7">1</text:span><text:span text:style-name="T6">);<text:line-break/> <text:s text:c="7"/></text:span><text:span text:style-name="T4">else<text:line-break/> <text:s text:c="11"/>return </text:span><text:span text:style-name="T8">binarySearch</text:span><text:span text:style-name="T6">(data, target, mid + </text:span><text:span text:style-name="T7">1</text:span><text:span text:style-name="T6">, high);<text:line-break/> <text:s text:c="3"/>}<text:line-break/>}</text:span><text:span text:style-name="T3">// end binary search</text:span></text:p>
            <text:p text:style-name="P5"/>
          </table:table-cell>
          <table:table-cell table:style-name="Table2.B2" office:value-type="string">
            <text:p text:style-name="P8">Originally the binarySearch() method was of boolean and only returned boolean values. To change this, I changed it to int so that it would return an index value of -1 after the first if iteration [if(low&gt;high)]. After this is done the values that are returned are all integers instead of true or false values. </text:p>
          </table:table-cell>
        </table:table-row>
      </table:table>
      <text:p text:style-name="P7"/>
      <text:p text:style-name="P9"><text:soft-page-break/><text:span text:style-name="T9">Question </text:span><text:span text:style-name="T10">3:</text:span><text:span text:style-name="T11"> Draw the recursion trace for the execution of reverseArray(data, 0, 4), with the array data = 4, 3, 6, 2, 6.</text:span></text:p>
      <table:table table:name="Table3" table:style-name="Table3">
        <table:table-column table:style-name="Table3.A" table:number-columns-repeated="2"/>
        <table:table-row>
          <table:table-cell table:style-name="Table3.A1" office:value-type="string">
            <text:p text:style-name="P10">reverseArray(data, 0, 4)</text:p>
          </table:table-cell>
          <table:table-cell table:style-name="Table3.B1" office:value-type="string">
            <text:p text:style-name="P10">Recursion Trace</text:p>
          </table:table-cell>
        </table:table-row>
        <table:table-row table:style-name="Table3.2">
          <table:table-cell table:style-name="Table3.A2" office:value-type="string">
            <text:p text:style-name="P4" loext:marker-style-name="T3"><text:span text:style-name="T4">public static void </text:span><text:span text:style-name="T5">reverseArray</text:span><text:span text:style-name="T6">(</text:span><text:span text:style-name="T4">int</text:span><text:span text:style-name="T6">[] data, </text:span><text:span text:style-name="T4">int </text:span><text:span text:style-name="T6">low, </text:span><text:span text:style-name="T4">int </text:span><text:span text:style-name="T6">high)<text:line-break/>{<text:line-break/> <text:s text:c="3"/>System.</text:span><text:span text:style-name="T12">out</text:span><text:span text:style-name="T6">.println(</text:span><text:span text:style-name="T13">"Searching range: [" </text:span><text:span text:style-name="T6">+ low + </text:span><text:span text:style-name="T13">", " </text:span><text:span text:style-name="T6">+ high + </text:span><text:span text:style-name="T13">"]"</text:span><text:span text:style-name="T6">);<text:line-break/><text:line-break/> <text:s text:c="3"/></text:span><text:span text:style-name="T4">if</text:span><text:span text:style-name="T6">(low &lt; high) {<text:line-break/> <text:s text:c="7"/></text:span><text:span text:style-name="T4">int </text:span><text:span text:style-name="T6">temp = data[low];<text:line-break/> <text:s text:c="7"/>data[low] = data[high];<text:line-break/> <text:s text:c="7"/>data[high] = temp;<text:line-break/> <text:s text:c="7"/></text:span><text:span text:style-name="T8">reverseArray</text:span><text:span text:style-name="T6">(data, low + </text:span><text:span text:style-name="T7">1</text:span><text:span text:style-name="T6">, high - </text:span><text:span text:style-name="T7">1</text:span><text:span text:style-name="T6">);<text:line-break/> <text:s text:c="3"/>}<text:line-break/>}</text:span><text:span text:style-name="T3">//end reverseArray</text:span></text:p>
            <text:p text:style-name="P11" loext:marker-style-name="T3"/>
          </table:table-cell>
          <table:table-cell table:style-name="Table3.B2" office:value-type="string">
            <text:p text:style-name="P12">Searching range: [0, 4]</text:p>
            <text:p text:style-name="P12">Searching range: [1, 3]</text:p>
            <text:p text:style-name="P12">Searching range: [2, 2]</text:p>
          </table:table-cell>
        </table:table-row>
      </table:table>
      <text:p text:style-name="P7"/>
      <text:p text:style-name="P7"><text:span text:style-name="T1">Question 4:</text:span> Write a short recursive method that rearranges an array of integer values so that all the even values appear before all the odd values.</text:p>
      <table:table table:name="Table4" table:style-name="Table4">
        <table:table-column table:style-name="Table4.A"/>
        <table:table-row>
          <table:table-cell table:style-name="Table4.A1" office:value-type="string">
            <text:p text:style-name="P13">Rearrange()</text:p>
          </table:table-cell>
        </table:table-row>
        <table:table-row>
          <table:table-cell table:style-name="Table4.A2" office:value-type="string">
            <text:p text:style-name="P4" loext:marker-style-name="T3"><text:span text:style-name="T4">public static void </text:span><text:span text:style-name="T5">rearrange</text:span><text:span text:style-name="T6">(</text:span><text:span text:style-name="T4">int</text:span><text:span text:style-name="T6">[] a, </text:span><text:span text:style-name="T4">int </text:span><text:span text:style-name="T6">low, </text:span><text:span text:style-name="T4">int </text:span><text:span text:style-name="T6">high) {<text:line-break/> <text:s text:c="3"/></text:span><text:span text:style-name="T4">if </text:span><text:span text:style-name="T6">(low &gt;= high) {<text:line-break/> <text:s text:c="7"/></text:span><text:span text:style-name="T4">return</text:span><text:span text:style-name="T6">;<text:line-break/> <text:s text:c="3"/>}<text:line-break/><text:line-break/> <text:s text:c="3"/></text:span><text:span text:style-name="T4">if </text:span><text:span text:style-name="T6">(a[low] % </text:span><text:span text:style-name="T7">2 </text:span><text:span text:style-name="T6">== </text:span><text:span text:style-name="T7">0</text:span><text:span text:style-name="T6">)<text:line-break/> <text:s text:c="3"/>{<text:line-break/> <text:s text:c="7"/></text:span><text:span text:style-name="T8">rearrange</text:span><text:span text:style-name="T6">(a, low + </text:span><text:span text:style-name="T7">1</text:span><text:span text:style-name="T6">, high);<text:line-break/> <text:s text:c="3"/>}<text:line-break/> <text:s text:c="3"/><text:line-break/> <text:s text:c="3"/></text:span><text:span text:style-name="T4">else if</text:span><text:span text:style-name="T6">(a[high] % </text:span><text:span text:style-name="T7">2 </text:span><text:span text:style-name="T6">!= </text:span><text:span text:style-name="T7">0</text:span><text:span text:style-name="T6">)<text:line-break/> <text:s text:c="3"/>{<text:line-break/> <text:s text:c="7"/></text:span><text:span text:style-name="T8">rearrange</text:span><text:span text:style-name="T6">(a, low, high-</text:span><text:span text:style-name="T7">1</text:span><text:span text:style-name="T6">);<text:line-break/> <text:s text:c="3"/>}<text:line-break/> <text:s text:c="3"/></text:span><text:span text:style-name="T4">else</text:span><text:span text:style-name="T6">{<text:line-break/> <text:s text:c="7"/></text:span><text:span text:style-name="T4">int </text:span><text:span text:style-name="T6">temp = a[low];<text:line-break/> <text:s text:c="7"/>a[low] = a[high];<text:line-break/> <text:s text:c="7"/>a[high] = temp;<text:line-break/> <text:s text:c="7"/><text:line-break/> <text:s text:c="7"/></text:span><text:span text:style-name="T8">rearrange</text:span><text:span text:style-name="T6">(a, low + </text:span><text:span text:style-name="T7">1</text:span><text:span text:style-name="T6">, high - </text:span><text:span text:style-name="T7">1</text:span><text:span text:style-name="T6">);<text:line-break/> <text:s text:c="3"/>}<text:line-break/>}</text:span><text:span text:style-name="T3">//end rearrange</text:span></text:p>
            <text:p text:style-name="P5"/>
          </table:table-cell>
        </table:table-row>
      </table:table>
      <text:p text:style-name="P7"/>
      <text:p text:style-name="P14"><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text-properties officeooo:rsid="001fc1d8" officeooo:paragraph-rsid="001fc1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aron Jones</text:p>
        <text:p text:style-name="MP1">04/27/2026</text:p>
        <text:p text:style-name="MP1">Recursion Assignment</text:p>
        <text:p text:style-name="MP1">CS 22</text:p>
        <text:p text:style-name="MP1">Long Beach City Colleg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7T16:45:37.780873700</meta:creation-date>
    <dc:date>2026-04-27T18:20:38.233987700</dc:date>
    <meta:editing-duration>PT31M41S</meta:editing-duration>
    <meta:editing-cycles>2</meta:editing-cycles>
    <meta:generator>LibreOffice/26.2.2.2$Windows_X86_64 LibreOffice_project/1f77d10d6938fd34972958f64b2bcfa54f8b1ba5</meta:generator>
    <meta:document-statistic meta:table-count="4" meta:image-count="0" meta:object-count="0" meta:page-count="3" meta:paragraph-count="26" meta:word-count="440" meta:character-count="2793" meta:non-whitespace-character-count="2093"/>
  </office:meta>
</office:document-meta>
</file>